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979d" officeooo:paragraph-rsid="000f979d"/>
    </style:style>
    <style:style style:name="P2" style:family="paragraph" style:parent-style-name="Standard" style:list-style-name="L1">
      <style:text-properties officeooo:rsid="000f979d" officeooo:paragraph-rsid="000f979d"/>
    </style:style>
    <style:style style:name="P3" style:family="paragraph" style:parent-style-name="Standard" style:list-style-name="L2">
      <style:text-properties officeooo:rsid="000f979d" officeooo:paragraph-rsid="000f979d"/>
    </style:style>
    <style:style style:name="P4" style:family="paragraph" style:parent-style-name="Standard">
      <style:text-properties officeooo:rsid="0010f115" officeooo:paragraph-rsid="0010f115"/>
    </style:style>
    <style:style style:name="P5" style:family="paragraph" style:parent-style-name="Standard">
      <style:text-properties officeooo:rsid="0011bdb1" officeooo:paragraph-rsid="0011bdb1"/>
    </style:style>
    <style:style style:name="P6" style:family="paragraph" style:parent-style-name="Standard">
      <style:text-properties officeooo:rsid="00123135" officeooo:paragraph-rsid="00123135"/>
    </style:style>
    <style:style style:name="T1" style:family="text">
      <style:text-properties officeooo:rsid="0010f11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inición de interfaz de PCB de ensayo estático</text:p>
      <text:p text:style-name="P1"/>
      <text:p text:style-name="P1">Eléctricas</text:p>
      <text:p text:style-name="P1"/>
      <text:list xml:id="list4281198733347519197" text:style-name="L1">
        <text:list-item>
          <text:p text:style-name="P2"><text:span text:style-name="T1">Entre g</text:span>enerador de señales y PCB ensayo</text:p>
        </text:list-item>
        <text:list-item>
          <text:p text:style-name="P2"><text:span text:style-name="T1">Entre s</text:span>ensores de banco y PCB ensayo</text:p>
        </text:list-item>
        <text:list-item>
          <text:p text:style-name="P2"><text:span text:style-name="T1">Entre o</text:span>sciloscopio y PCB ensayo</text:p>
        </text:list-item>
        <text:list-item>
          <text:p text:style-name="P2"><text:span text:style-name="T1">Entre </text:span>HMI y PCB ensayo</text:p>
        </text:list-item>
        <text:list-item>
          <text:p text:style-name="P2">Grounding a PCB</text:p>
        </text:list-item>
      </text:list>
      <text:p text:style-name="P1"/>
      <text:p text:style-name="P1">Mecánicas</text:p>
      <text:p text:style-name="P1"/>
      <text:list xml:id="list3152758037216262501" text:style-name="L2">
        <text:list-item>
          <text:p text:style-name="P3">Fijación en gabinete</text:p>
        </text:list-item>
      </text:list>
      <text:p text:style-name="P1"/>
      <text:p text:style-name="P4">Interfaz eléctrica entre generador de señales y PCB de ensayo</text:p>
      <text:p text:style-name="P4"/>
      <text:p text:style-name="P4">Descripción narrativa</text:p>
      <text:p text:style-name="P4">El generador cuenta con un conector de salida BNC. Para que llegue la señal del generador al sensor debo conectarlo al PCB esto lo hago mediante un cable coaxil con conectores BNC. Por lo cual el conector de entrada de señal del PCB debe ser BNC a chasis.</text:p>
      <text:p text:style-name="P4"/>
      <text:p text:style-name="P4">Resumen</text:p>
      <text:p text:style-name="P6">Interfaz de generador con PCB</text:p>
      <text:p text:style-name="P6">Conector de generador </text:p>
      <text:p text:style-name="P5">Conectores Tipo Potencia/señal</text:p>
      <text:p text:style-name="P4">Para cada interfaz defino conector de potencia o señal (utilizo la definición de vía de kicad)</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06:45:02.332519532</meta:creation-date>
    <dc:date>2019-07-31T06:52:45.398550065</dc:date>
    <meta:editing-duration>PT13M51S</meta:editing-duration>
    <meta:editing-cycles>2</meta:editing-cycles>
    <meta:generator>LibreOffice/5.1.6.2$Linux_X86_64 LibreOffice_project/10m0$Build-2</meta:generator>
    <meta:document-statistic meta:table-count="0" meta:image-count="0" meta:object-count="0" meta:page-count="1" meta:paragraph-count="17" meta:word-count="134" meta:character-count="761" meta:non-whitespace-character-count="649"/>
  </office:meta>
</office:document-meta>
</file>